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fo:min-height="5.152cm" fo:min-width="5.509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cm" svg:stroke-color="#000000" draw:marker-end="msArrowEnd_20_5" draw:marker-end-width="0.21cm" draw:marker-end-center="false" draw:fill="solid" draw:fill-color="#ffffff" draw:textarea-vertical-align="middle" draw:auto-grow-height="false" draw:fit-to-size="false" fo:min-height="0.967cm" fo:min-width="3.665cm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cm" svg:stroke-color="#000000" draw:marker-end="msArrowEnd_20_5" draw:marker-end-width="0.21cm" draw:marker-end-center="false" draw:fill="solid" draw:fill-color="#ffffff" draw:textarea-vertical-align="middle" draw:auto-grow-height="false" draw:fit-to-size="false" fo:min-height="0.968cm" fo:min-width="3.824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cm" svg:stroke-color="#000000" draw:marker-end="msArrowEnd_20_5" draw:marker-end-width="0.21cm" draw:marker-end-center="false" draw:fill="solid" draw:fill-color="#ffffff" draw:textarea-vertical-align="top" draw:auto-grow-height="false" draw:fit-to-size="false" fo:min-height="5.151cm" fo:min-width="5.507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cm" svg:stroke-color="#000000" draw:marker-end="msArrowEnd_20_5" draw:marker-end-width="0.21cm" draw:marker-end-center="false" draw:fill="solid" draw:fill-color="#ffffff" draw:textarea-vertical-align="middle" draw:auto-grow-height="false" draw:fit-to-size="false" fo:min-height="0.968cm" fo:min-width="3.721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cm" svg:stroke-color="#000000" draw:fill="solid" draw:fill-color="#ffffff" draw:textarea-vertical-align="middle" draw:auto-grow-height="false" fo:min-height="2.689cm" fo:min-width="3.161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000000" draw:fill="solid" draw:fill-color="#ffffff" draw:textarea-vertical-align="middle" draw:auto-grow-height="false" fo:min-height="1.61cm" fo:min-width="3.683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dash" draw:stroke-dash="Ultrafine_20_2_20_Dots_20_3_20_Dashes" svg:stroke-width="0cm" svg:stroke-color="#000000" draw:fill="solid" draw:fill-color="#ff9999" draw:textarea-vertical-align="middle" draw:auto-grow-height="false" fo:min-height="3.616cm" fo:min-width="3.205cm" fo:padding-top="0cm" fo:padding-bottom="0cm" fo:padding-left="0cm" fo:padding-right="0cm" fo:wrap-option="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62cm" fo:min-width="4.44cm" fo:wrap-option="no-wrap"/>
    </style:style>
    <style:style style:name="gr11" style:family="graphic" style:parent-style-name="standard" style:list-style-name="L1">
      <style:graphic-properties draw:stroke="dash" draw:stroke-dash="Ultrafine_20_2_20_Dots_20_3_20_Dashes" svg:stroke-width="0cm" svg:stroke-color="#000000" draw:fill="solid" draw:fill-color="#ffff99" draw:textarea-vertical-align="middle" draw:auto-grow-height="false" fo:min-height="2.727cm" fo:min-width="3.205cm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dash" draw:stroke-dash="Ultrafine_20_2_20_Dots_20_3_20_Dashes" svg:stroke-width="0cm" svg:stroke-color="#000000" draw:fill="solid" draw:fill-color="#7ae1ae" draw:textarea-vertical-align="middle" draw:auto-grow-height="false" fo:min-height="2.795cm" fo:min-width="6.224cm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dash" draw:stroke-dash="Ultrafine_20_2_20_Dots_20_3_20_Dashes" svg:stroke-color="#000000" draw:fill-color="#ff9999" draw:textarea-horizontal-align="justify" draw:textarea-vertical-align="middle" draw:auto-grow-height="false" fo:min-height="1.274cm" fo:min-width="3.263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color="#000000" fo:font-size="18pt"/>
    </style:style>
    <style:style style:name="P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6" style:family="paragraph">
      <style:paragraph-properties fo:text-align="center"/>
      <style:text-properties fo:color="#000000" style:font-name="Liberation Sans" fo:font-size="12pt" style:letter-kerning="true" style:font-name-asian="Noto Sans CJK SC Regular" style:font-size-asian="18pt" style:font-name-complex="FreeSans1" style:font-size-complex="18pt"/>
    </style:style>
    <style:style style:name="P7" style:family="paragraph">
      <loext:graphic-properties draw:fill="solid" draw:fill-color="#ff9999"/>
      <style:paragraph-properties fo:text-align="center"/>
      <style:text-properties fo:color="#000000" style:font-name="Liberation Sans" fo:font-size="12pt" style:letter-kerning="true" style:font-name-asian="Noto Sans CJK SC Regular" style:font-size-asian="18pt" style:font-name-complex="FreeSans1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color="#000000" style:font-name="Liberation Sans" fo:font-size="12pt" style:letter-kerning="true" style:font-name-asian="Noto Sans CJK SC Regular" style:font-size-asian="12pt" style:font-name-complex="FreeSans1" style:font-size-complex="12pt"/>
    </style:style>
    <style:style style:name="P11" style:family="paragraph">
      <style:paragraph-properties fo:text-align="center"/>
      <style:text-properties style:font-name="Liberation Sans" fo:font-size="12pt" style:letter-kerning="true" style:font-name-asian="Noto Sans CJK SC Regular" style:font-size-asian="18pt" style:font-name-complex="FreeSans1" style:font-size-complex="18pt"/>
    </style:style>
    <style:style style:name="P12" style:family="paragraph">
      <loext:graphic-properties draw:fill="solid" draw:fill-color="#ffff99"/>
      <style:paragraph-properties fo:text-align="center"/>
      <style:text-properties fo:color="#000000" style:font-name="Liberation Sans" fo:font-size="12pt" style:letter-kerning="true" style:font-name-asian="Noto Sans CJK SC Regular" style:font-size-asian="18pt" style:font-name-complex="FreeSans1" style:font-size-complex="18pt"/>
    </style:style>
    <style:style style:name="P13" style:family="paragraph">
      <loext:graphic-properties draw:fill="solid" draw:fill-color="#7ae1ae"/>
      <style:paragraph-properties fo:text-align="center"/>
      <style:text-properties fo:color="#000000" style:font-name="Liberation Sans" fo:font-size="12pt" style:letter-kerning="true" style:font-name-asian="Noto Sans CJK SC Regular" style:font-size-asian="18pt" style:font-name-complex="FreeSans1" style:font-size-complex="18pt"/>
    </style:style>
    <style:style style:name="P14" style:family="paragraph">
      <loext:graphic-properties draw:fill-color="#ff9999"/>
      <style:paragraph-properties fo:text-align="center"/>
      <style:text-properties fo:color="#000000" style:font-name="Liberation Sans" fo:font-size="12pt" style:letter-kerning="true" style:font-name-asian="Noto Sans CJK SC Regular" style:font-size-asian="18pt" style:font-name-complex="FreeSans1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a" style:font-name="Liberation Serif" fo:font-size="12pt" fo:language="en" fo:country="US" style:font-name-asian="FreeSans" style:font-size-asian="12pt" style:language-asian="hi" style:country-asian="IN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5.508cm" svg:height="5.151cm" svg:x="2.524cm" svg:y="9.509cm">
          <text:p text:style-name="P1"><text:span text:style-name="T1"/></text:p>
          <text:p text:style-name="P1"><text:span text:style-name="T1">MEAN APP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xml:id="id5" draw:id="id5" draw:layer="layout" svg:width="3.664cm" svg:height="0.966cm" svg:x="2.975cm" svg:y="12.979cm">
          <text:p text:style-name="P1"><text:span text:style-name="T1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" xml:id="id4" draw:id="id4" draw:layer="layout" svg:width="3.823cm" svg:height="0.967cm" svg:x="3.032cm" svg:y="11.287cm">
          <text:p text:style-name="P1"><text:span text:style-name="T1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2" draw:layer="layout" svg:width="5.506cm" svg:height="5.15cm" svg:x="2.651cm" svg:y="2.397cm">
          <text:p text:style-name="P1"><text:span text:style-name="T1"/></text:p>
          <text:p text:style-name="P1"><text:span text:style-name="T1">MEAN APP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xml:id="id1" draw:id="id1" draw:layer="layout" svg:width="3.664cm" svg:height="0.966cm" svg:x="3.328cm" svg:y="4.066cm">
          <text:p text:style-name="P1"><text:span text:style-name="T1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2" xml:id="id3" draw:id="id3" draw:layer="layout" svg:width="3.72cm" svg:height="0.967cm" svg:x="3.249cm" svg:y="5.839cm">
          <text:p text:style-name="P1"><text:span text:style-name="T1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1" draw:style-name="gr6" draw:text-style-name="P4" xml:id="id2" draw:id="id2" draw:layer="layout" svg:width="3.16cm" svg:height="2.924cm" svg:x="13.065cm" svg:y="7.347cm">
          <text:p text:style-name="P3"><text:span text:style-name="T2">Output store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2" draw:style-name="gr7" draw:text-style-name="P5" xml:id="id6" draw:id="id6" draw:layer="layout" svg:width="3.682cm" svg:height="1.609cm" svg:x="12.811cm" svg:y="13.361cm">
          <text:p text:style-name="P3"><text:span text:style-name="T2">Debug and Visualize</text:span></text:p>
          <draw:enhanced-geometry draw:mirror-horizontal="false" draw:mirror-vertical="false" svg:viewBox="0 0 0 0" drawooo:sub-view-size="2087 913" draw:text-areas="0 0 ?f0 ?f1" draw:type="ooxml-non-primitive" draw:enhanced-path="M 151 0 C 75 0 0 76 0 152 L 0 760 C 0 836 75 912 151 912 L 1934 912 C 2010 912 2086 836 2086 760 L 2086 152 C 2086 76 2010 0 1934 0 L 151 0 N">
            <draw:equation draw:name="f0" draw:formula="logwidth"/>
            <draw:equation draw:name="f1" draw:formula="logheight"/>
          </draw:enhanced-geometry>
        </draw:custom-shape>
        <draw:custom-shape draw:name="Shape4" draw:style-name="gr8" draw:text-style-name="P7" xml:id="id7" draw:id="id7" draw:layer="layout" svg:width="3.204cm" svg:height="3.615cm" svg:x="13.065cm" svg:y="16.494cm">
          <text:p text:style-name="P6">WHEN</text:p>
          <text:p text:style-name="P6">WHERE</text:p>
          <text:p text:style-name="P6">WHAT</text:p>
          <text:p text:style-name="P6">WHO</text:p>
          <text:p text:style-name="P6">WHICH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8" draw:layer="layout" svg:x1="6.992cm" svg:y1="4.549cm" svg:x2="13.065cm" svg:y2="8.809cm" draw:start-shape="id1" draw:start-glue-point="1" draw:end-shape="id2" draw:end-glue-point="3" svg:d="M6992 4549h3037v4260h3036" svg:viewBox="0 0 6074 4261">
          <text:p/>
        </draw:connector>
        <draw:connector draw:style-name="gr9" draw:text-style-name="P8" draw:layer="layout" draw:line-skew="0.012cm" svg:x1="6.969cm" svg:y1="6.322cm" svg:x2="13.065cm" svg:y2="8.809cm" draw:start-shape="id3" draw:start-glue-point="1" draw:end-shape="id2" draw:end-glue-point="3" svg:d="M6969 6322h3060v2487h3036" svg:viewBox="0 0 6097 2488">
          <text:p/>
        </draw:connector>
        <draw:connector draw:style-name="gr9" draw:text-style-name="P8" draw:layer="layout" draw:line-skew="0.121cm" svg:x1="6.855cm" svg:y1="11.77cm" svg:x2="13.065cm" svg:y2="8.809cm" draw:start-shape="id4" draw:start-glue-point="1" draw:end-shape="id2" svg:d="M6855 11770h3226v-2961h2984" svg:viewBox="0 0 6211 2962">
          <text:p/>
        </draw:connector>
        <draw:connector draw:style-name="gr9" draw:text-style-name="P8" draw:layer="layout" draw:line-skew="0.228cm" svg:x1="6.639cm" svg:y1="13.462cm" svg:x2="13.065cm" svg:y2="8.809cm" draw:start-shape="id5" draw:start-glue-point="1" draw:end-shape="id2" draw:end-glue-point="3" svg:d="M6639 13462h3441v-4653h2985" svg:viewBox="0 0 6427 4654">
          <text:p/>
        </draw:connector>
        <draw:connector draw:style-name="gr9" draw:text-style-name="P8" draw:layer="layout" svg:x1="14.645cm" svg:y1="10.271cm" svg:x2="14.652cm" svg:y2="13.361cm" draw:start-shape="id2" draw:start-glue-point="2" draw:end-shape="id6" draw:end-glue-point="0" svg:d="M14645 10271v1545h7v1545" svg:viewBox="0 0 8 3091">
          <text:p/>
        </draw:connector>
        <draw:connector draw:style-name="gr9" draw:text-style-name="P8" draw:layer="layout" svg:x1="14.652cm" svg:y1="14.97cm" svg:x2="14.667cm" svg:y2="16.494cm" draw:start-shape="id6" draw:start-glue-point="2" draw:end-shape="id7" draw:end-glue-point="0" svg:d="M14652 14970v762h15v762" svg:viewBox="0 0 16 1525">
          <text:p/>
        </draw:connector>
        <draw:custom-shape draw:style-name="gr10" draw:text-style-name="P10" draw:layer="layout" svg:width="5.334cm" svg:height="1.524cm" svg:x="9.128cm" svg:y="1.762cm">
          <text:p text:style-name="P9"><text:span text:style-name="T3">Stream logs with log levels</text:span></text:p>
          <draw:enhanced-geometry svg:viewBox="0 0 21600 21600" draw:text-areas="800 800 20800 20800" draw:mirror-horizontal="false" draw:mirror-vertical="false" draw:type="round-rectangular-callout" draw:modifiers="10526.7104029991 97093.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Shape4" draw:style-name="gr11" draw:text-style-name="P12" draw:layer="layout" svg:width="3.204cm" svg:height="2.726cm" svg:x="10.271cm" svg:y="4.175cm">
          <text:p text:style-name="P11">Source</text:p>
          <text:p text:style-name="P11">Time</text:p>
          <text:p text:style-name="P11">Messages</text:p>
          <text:p text:style-name="P11">App identifier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4" draw:style-name="gr12" draw:text-style-name="P13" xml:id="id8" draw:id="id8" draw:layer="layout" svg:width="6.223cm" svg:height="2.794cm" svg:x="2.143cm" svg:y="16.494cm">
          <text:list text:style-name="L2">
            <text:list-item>
              <text:p text:style-name="P11">Log level config</text:p>
            </text:list-item>
            <text:list-item>
              <text:p text:style-name="P11">Log level creation</text:p>
            </text:list-item>
            <text:list-item>
              <text:p text:style-name="P11">Msg format definition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8" draw:layer="layout" svg:x1="5.254cm" svg:y1="16.494cm" svg:x2="5.278cm" svg:y2="14.66cm" draw:start-shape="id8" draw:start-glue-point="0" draw:end-shape="id9" draw:end-glue-point="2" svg:d="M5254 16494v-917h24v-917" svg:viewBox="0 0 25 1835">
          <text:p/>
        </draw:connector>
        <draw:custom-shape draw:style-name="gr13" draw:text-style-name="P14" draw:layer="layout" svg:width="3.763cm" svg:height="1.524cm" svg:x="16.137cm" svg:y="1.635cm">
          <text:p text:style-name="P6">Minimal overhead</text:p>
          <draw:enhanced-geometry svg:viewBox="0 0 21600 21600" draw:mirror-horizontal="false" draw:type="line-callout-1" draw:modifiers="-9864.61211477152 15835.2786885246 -1434.6439957492 7846.81967213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FreeSans" style:font-family-asian="FreeSan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font-name-asian="FreeSans" style:font-family-asian="FreeSan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FreeSans" style:font-family-asian="FreeSan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FreeSans" style:font-family-asian="FreeSan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18:06:51.289128430</meta:creation-date>
    <dc:date>2017-05-27T18:30:16.272008988</dc:date>
    <meta:editing-duration>PT23M23S</meta:editing-duration>
    <meta:editing-cycles>6</meta:editing-cycles>
    <meta:generator>LibreOffice/5.2.2.2$Linux_X86_64 LibreOffice_project/20m0$Build-2</meta:generator>
    <meta:document-statistic meta:object-count="20"/>
  </office:meta>
</office:document-meta>
</file>